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ne" table:style-name="ta1">
        <table:shapes>
          <draw:frame draw:z-index="0" draw:style-name="gr1" draw:text-style-name="P1" svg:width="15.983cm" svg:height="9.005cm" svg:x="27.405cm" svg:y="0cm">
            <draw:object draw:notify-on-update-of-ranges="Rene.A1:Rene.A1 Rene.B1:Rene.G1 Rene.A2:Rene.A2 Rene.B2:Rene.G2 Rene.A3:Rene.A3 Rene.B3:Rene.G3 Rene.A4:Rene.A4 Rene.B4:Rene.G4 Rene.A5:Rene.A5 Rene.B5:Rene.G5 Rene.A6:Rene.A6 Rene.B6:Rene.G6 Rene.A7:Rene.A7 Rene.B7:Rene.G7 Rene.A8:Rene.A8 Rene.B8:Rene.G8 Rene.A9:Rene.A9 Rene.B9:Rene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9.004cm" svg:x="27.401cm" svg:y="8.977cm">
            <draw:object draw:notify-on-update-of-ranges="Rene.A12:Rene.A12 Rene.B12:Rene.G12 Rene.A13:Rene.A13 Rene.B13:Rene.G13 Rene.A14:Rene.A14 Rene.B14:Rene.G14 Rene.A15:Rene.A15 Rene.B15:Rene.G15 Rene.A16:Rene.A16 Rene.B16:Rene.G16 Rene.A17:Rene.A17 Rene.B17:Rene.G17 Rene.A18:Rene.A18 Rene.B18:Rene.G18 Rene.A19:Rene.A19 Rene.B19:Rene.G19 Rene.A20:Rene.A20 Rene.B20:Rene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3cm" svg:height="9.004cm" svg:x="27.429cm" svg:y="17.903cm">
            <draw:object draw:notify-on-update-of-ranges="Rene.A23:Rene.A23 Rene.B23:Rene.G23 Rene.A24:Rene.A24 Rene.B24:Rene.G24 Rene.A25:Rene.A25 Rene.B25:Rene.G25 Rene.A26:Rene.A26 Rene.B26:Rene.G26 Rene.A27:Rene.A27 Rene.B27:Rene.G27 Rene.A28:Rene.A28 Rene.B28:Rene.G28 Rene.A29:Rene.A29 Rene.B29:Rene.G29 Rene.A30:Rene.A30 Rene.B30:Rene.G30 Rene.A31:Rene.A31 Rene.B31:Rene.G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4cm" svg:height="9.004cm" svg:x="27.483cm" svg:y="26.96cm">
            <draw:object draw:notify-on-update-of-ranges="Rene.A34:Rene.A34 Rene.B34:Rene.G34 Rene.A35:Rene.A35 Rene.B35:Rene.G35 Rene.A36:Rene.A36 Rene.B36:Rene.G36 Rene.A37:Rene.A37 Rene.B37:Rene.G37 Rene.A38:Rene.A38 Rene.B38:Rene.G38 Rene.A39:Rene.A39 Rene.B39:Rene.G39 Rene.A40:Rene.A40 Rene.B40:Rene.G40 Rene.A41:Rene.A41 Rene.B41:Rene.G41 Rene.A42:Rene.A42 Rene.B42:Rene.G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Fmeasure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765803" calcext:value-type="float">
            <text:p>0,765803</text:p>
          </table:table-cell>
          <table:table-cell office:value-type="float" office:value="0.802561" calcext:value-type="float">
            <text:p>0,802561</text:p>
          </table:table-cell>
          <table:table-cell office:value-type="float" office:value="0.820362" calcext:value-type="float">
            <text:p>0,820362</text:p>
          </table:table-cell>
          <table:table-cell office:value-type="float" office:value="0.792284" calcext:value-type="float">
            <text:p>0,792284</text:p>
          </table:table-cell>
          <table:table-cell office:value-type="float" office:value="0.800486" calcext:value-type="float">
            <text:p>0,800486</text:p>
          </table:table-cell>
          <table:table-cell table:formula="of:=AVERAGE([.B2:.F2])" office:value-type="float" office:value="0.7962992" calcext:value-type="float">
            <text:p>0,796299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785554" calcext:value-type="float">
            <text:p>0,785554</text:p>
          </table:table-cell>
          <table:table-cell office:value-type="float" office:value="0.872986" calcext:value-type="float">
            <text:p>0,872986</text:p>
          </table:table-cell>
          <table:table-cell office:value-type="float" office:value="0.836887" calcext:value-type="float">
            <text:p>0,836887</text:p>
          </table:table-cell>
          <table:table-cell office:value-type="float" office:value="0.895512" calcext:value-type="float">
            <text:p>0,895512</text:p>
          </table:table-cell>
          <table:table-cell office:value-type="float" office:value="0.865963" calcext:value-type="float">
            <text:p>0,865963</text:p>
          </table:table-cell>
          <table:table-cell table:formula="of:=AVERAGE([.B3:.F3])" office:value-type="float" office:value="0.8513804" calcext:value-type="float">
            <text:p>0,8513804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616056" calcext:value-type="float">
            <text:p>0,616056</text:p>
          </table:table-cell>
          <table:table-cell office:value-type="float" office:value="0.642752" calcext:value-type="float">
            <text:p>0,642752</text:p>
          </table:table-cell>
          <table:table-cell office:value-type="float" office:value="0.450986" calcext:value-type="float">
            <text:p>0,450986</text:p>
          </table:table-cell>
          <table:table-cell office:value-type="float" office:value="0.629978" calcext:value-type="float">
            <text:p>0,629978</text:p>
          </table:table-cell>
          <table:table-cell office:value-type="float" office:value="0.470063" calcext:value-type="float">
            <text:p>0,470063</text:p>
          </table:table-cell>
          <table:table-cell table:formula="of:=AVERAGE([.B4:.F4])" office:value-type="float" office:value="0.561967" calcext:value-type="float">
            <text:p>0,561967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718297" calcext:value-type="float">
            <text:p>0,718297</text:p>
          </table:table-cell>
          <table:table-cell office:value-type="float" office:value="0.778535" calcext:value-type="float">
            <text:p>0,778535</text:p>
          </table:table-cell>
          <table:table-cell office:value-type="float" office:value="0.181818" calcext:value-type="float">
            <text:p>0,181818</text:p>
          </table:table-cell>
          <table:table-cell office:value-type="float" office:value="0.707627" calcext:value-type="float">
            <text:p>0,707627</text:p>
          </table:table-cell>
          <table:table-cell office:value-type="float" office:value="0.764938" calcext:value-type="float">
            <text:p>0,764938</text:p>
          </table:table-cell>
          <table:table-cell table:formula="of:=AVERAGE([.B5:.F5])" office:value-type="float" office:value="0.630243" calcext:value-type="float">
            <text:p>0,630243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181818" calcext:value-type="float">
            <text:p>0,181818</text:p>
          </table:table-cell>
          <table:table-cell office:value-type="float" office:value="0.812723" calcext:value-type="float">
            <text:p>0,812723</text:p>
          </table:table-cell>
          <table:table-cell table:number-columns-repeated="3" office:value-type="float" office:value="0.181818" calcext:value-type="float">
            <text:p>0,181818</text:p>
          </table:table-cell>
          <table:table-cell table:formula="of:=AVERAGE([.B6:.F6])" office:value-type="float" office:value="0.307999" calcext:value-type="float">
            <text:p>0,307999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784635" calcext:value-type="float">
            <text:p>0,784635</text:p>
          </table:table-cell>
          <table:table-cell office:value-type="float" office:value="0.881044" calcext:value-type="float">
            <text:p>0,881044</text:p>
          </table:table-cell>
          <table:table-cell office:value-type="float" office:value="0.843441" calcext:value-type="float">
            <text:p>0,843441</text:p>
          </table:table-cell>
          <table:table-cell office:value-type="float" office:value="0.893017" calcext:value-type="float">
            <text:p>0,893017</text:p>
          </table:table-cell>
          <table:table-cell office:value-type="float" office:value="0.89048" calcext:value-type="float">
            <text:p>0,89048</text:p>
          </table:table-cell>
          <table:table-cell table:formula="of:=AVERAGE([.B7:.F7])" office:value-type="float" office:value="0.8585234" calcext:value-type="float">
            <text:p>0,8585234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701625" calcext:value-type="float">
            <text:p>0,701625</text:p>
          </table:table-cell>
          <table:table-cell office:value-type="float" office:value="0.799605" calcext:value-type="float">
            <text:p>0,799605</text:p>
          </table:table-cell>
          <table:table-cell office:value-type="float" office:value="0.763717" calcext:value-type="float">
            <text:p>0,763717</text:p>
          </table:table-cell>
          <table:table-cell office:value-type="float" office:value="0.791718" calcext:value-type="float">
            <text:p>0,791718</text:p>
          </table:table-cell>
          <table:table-cell office:value-type="float" office:value="0.794027" calcext:value-type="float">
            <text:p>0,794027</text:p>
          </table:table-cell>
          <table:table-cell table:formula="of:=AVERAGE([.B8:.F8])" office:value-type="float" office:value="0.7701384" calcext:value-type="float">
            <text:p>0,7701384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645337" calcext:value-type="float">
            <text:p>0,645337</text:p>
          </table:table-cell>
          <table:table-cell office:value-type="float" office:value="0.679101" calcext:value-type="float">
            <text:p>0,679101</text:p>
          </table:table-cell>
          <table:table-cell office:value-type="float" office:value="0.658457" calcext:value-type="float">
            <text:p>0,658457</text:p>
          </table:table-cell>
          <table:table-cell office:value-type="float" office:value="0.663713" calcext:value-type="float">
            <text:p>0,663713</text:p>
          </table:table-cell>
          <table:table-cell office:value-type="float" office:value="0.6587" calcext:value-type="float">
            <text:p>0,6587</text:p>
          </table:table-cell>
          <table:table-cell table:formula="of:=AVERAGE([.B9:.F9])" office:value-type="float" office:value="0.6610616" calcext:value-type="float">
            <text:p>0,661061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641534" calcext:value-type="float">
            <text:p>0,641534</text:p>
          </table:table-cell>
          <table:table-cell office:value-type="float" office:value="0.698233" calcext:value-type="float">
            <text:p>0,698233</text:p>
          </table:table-cell>
          <table:table-cell office:value-type="float" office:value="0.702266" calcext:value-type="float">
            <text:p>0,702266</text:p>
          </table:table-cell>
          <table:table-cell office:value-type="float" office:value="0.682926" calcext:value-type="float">
            <text:p>0,682926</text:p>
          </table:table-cell>
          <table:table-cell office:value-type="float" office:value="0.693937" calcext:value-type="float">
            <text:p>0,693937</text:p>
          </table:table-cell>
          <table:table-cell table:formula="of:=AVERAGE([.B13:.F13])" office:value-type="float" office:value="0.6837792" calcext:value-type="float">
            <text:p>0,683779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650104" calcext:value-type="float">
            <text:p>0,650104</text:p>
          </table:table-cell>
          <table:table-cell office:value-type="float" office:value="0.748041" calcext:value-type="float">
            <text:p>0,748041</text:p>
          </table:table-cell>
          <table:table-cell office:value-type="float" office:value="0.693766" calcext:value-type="float">
            <text:p>0,693766</text:p>
          </table:table-cell>
          <table:table-cell office:value-type="float" office:value="0.791526" calcext:value-type="float">
            <text:p>0,791526</text:p>
          </table:table-cell>
          <table:table-cell office:value-type="float" office:value="0.745296" calcext:value-type="float">
            <text:p>0,745296</text:p>
          </table:table-cell>
          <table:table-cell table:formula="of:=AVERAGE([.B14:.F14])" office:value-type="float" office:value="0.7257466" calcext:value-type="float">
            <text:p>0,7257466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425829" calcext:value-type="float">
            <text:p>0,425829</text:p>
          </table:table-cell>
          <table:table-cell office:value-type="float" office:value="0.483991" calcext:value-type="float">
            <text:p>0,483991</text:p>
          </table:table-cell>
          <table:table-cell office:value-type="float" office:value="0.269747" calcext:value-type="float">
            <text:p>0,269747</text:p>
          </table:table-cell>
          <table:table-cell office:value-type="float" office:value="0.419779" calcext:value-type="float">
            <text:p>0,419779</text:p>
          </table:table-cell>
          <table:table-cell office:value-type="float" office:value="0.267649" calcext:value-type="float">
            <text:p>0,267649</text:p>
          </table:table-cell>
          <table:table-cell table:formula="of:=AVERAGE([.B15:.F15])" office:value-type="float" office:value="0.373399" calcext:value-type="float">
            <text:p>0,373399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595567" calcext:value-type="float">
            <text:p>0,595567</text:p>
          </table:table-cell>
          <table:table-cell office:value-type="float" office:value="0.649772" calcext:value-type="float">
            <text:p>0,649772</text:p>
          </table:table-cell>
          <table:table-cell office:value-type="float" office:value="0" calcext:value-type="float">
            <text:p>0</text:p>
          </table:table-cell>
          <table:table-cell office:value-type="float" office:value="0.60149" calcext:value-type="float">
            <text:p>0,60149</text:p>
          </table:table-cell>
          <table:table-cell office:value-type="float" office:value="0.651803" calcext:value-type="float">
            <text:p>0,651803</text:p>
          </table:table-cell>
          <table:table-cell table:formula="of:=AVERAGE([.B16:.F16])" office:value-type="float" office:value="0.4997264" calcext:value-type="float">
            <text:p>0,4997264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" calcext:value-type="float">
            <text:p>0</text:p>
          </table:table-cell>
          <table:table-cell office:value-type="float" office:value="0.711626" calcext:value-type="float">
            <text:p>0,7116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7:.F17])" office:value-type="float" office:value="0.1423252" calcext:value-type="float">
            <text:p>0,1423252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650741" calcext:value-type="float">
            <text:p>0,650741</text:p>
          </table:table-cell>
          <table:table-cell office:value-type="float" office:value="0.760981" calcext:value-type="float">
            <text:p>0,760981</text:p>
          </table:table-cell>
          <table:table-cell office:value-type="float" office:value="0.703352" calcext:value-type="float">
            <text:p>0,703352</text:p>
          </table:table-cell>
          <table:table-cell office:value-type="float" office:value="0.785688" calcext:value-type="float">
            <text:p>0,785688</text:p>
          </table:table-cell>
          <table:table-cell office:value-type="float" office:value="0.781258" calcext:value-type="float">
            <text:p>0,781258</text:p>
          </table:table-cell>
          <table:table-cell table:formula="of:=AVERAGE([.B18:.F18])" office:value-type="float" office:value="0.736404" calcext:value-type="float">
            <text:p>0,736404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576531" calcext:value-type="float">
            <text:p>0,576531</text:p>
          </table:table-cell>
          <table:table-cell office:value-type="float" office:value="0.689339" calcext:value-type="float">
            <text:p>0,689339</text:p>
          </table:table-cell>
          <table:table-cell office:value-type="float" office:value="0.634288" calcext:value-type="float">
            <text:p>0,634288</text:p>
          </table:table-cell>
          <table:table-cell office:value-type="float" office:value="0.662728" calcext:value-type="float">
            <text:p>0,662728</text:p>
          </table:table-cell>
          <table:table-cell office:value-type="float" office:value="0.683859" calcext:value-type="float">
            <text:p>0,683859</text:p>
          </table:table-cell>
          <table:table-cell table:formula="of:=AVERAGE([.B19:.F19])" office:value-type="float" office:value="0.649349" calcext:value-type="float">
            <text:p>0,649349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506214" calcext:value-type="float">
            <text:p>0,506214</text:p>
          </table:table-cell>
          <table:table-cell office:value-type="float" office:value="0.537684" calcext:value-type="float">
            <text:p>0,537684</text:p>
          </table:table-cell>
          <table:table-cell office:value-type="float" office:value="0.512481" calcext:value-type="float">
            <text:p>0,512481</text:p>
          </table:table-cell>
          <table:table-cell office:value-type="float" office:value="0.522707" calcext:value-type="float">
            <text:p>0,522707</text:p>
          </table:table-cell>
          <table:table-cell office:value-type="float" office:value="0.517275" calcext:value-type="float">
            <text:p>0,517275</text:p>
          </table:table-cell>
          <table:table-cell table:formula="of:=AVERAGE([.B20:.F20])" office:value-type="float" office:value="0.5192722" calcext:value-type="float">
            <text:p>0,5192722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. Ao centro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2204544.788965" calcext:value-type="float">
            <text:p>2204544,788965</text:p>
          </table:table-cell>
          <table:table-cell office:value-type="float" office:value="2363918.326144" calcext:value-type="float">
            <text:p>2363918,326144</text:p>
          </table:table-cell>
          <table:table-cell office:value-type="float" office:value="2126227.152661" calcext:value-type="float">
            <text:p>2126227,152661</text:p>
          </table:table-cell>
          <table:table-cell office:value-type="float" office:value="2317723.976992" calcext:value-type="float">
            <text:p>2317723,976992</text:p>
          </table:table-cell>
          <table:table-cell office:value-type="float" office:value="2305402.789778" calcext:value-type="float">
            <text:p>2305402,789778</text:p>
          </table:table-cell>
          <table:table-cell table:formula="of:=AVERAGE([.B24:.F24])" office:value-type="float" office:value="2263563.406908" calcext:value-type="float">
            <text:p>2263563,406908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2510974.178392" calcext:value-type="float">
            <text:p>2510974,178392</text:p>
          </table:table-cell>
          <table:table-cell office:value-type="float" office:value="2376383.496598" calcext:value-type="float">
            <text:p>2376383,496598</text:p>
          </table:table-cell>
          <table:table-cell office:value-type="float" office:value="2266546.756902" calcext:value-type="float">
            <text:p>2266546,756902</text:p>
          </table:table-cell>
          <table:table-cell office:value-type="float" office:value="2244789.276449" calcext:value-type="float">
            <text:p>2244789,276449</text:p>
          </table:table-cell>
          <table:table-cell office:value-type="float" office:value="2243767.897329" calcext:value-type="float">
            <text:p>2243767,897329</text:p>
          </table:table-cell>
          <table:table-cell table:formula="of:=AVERAGE([.B25:.F25])" office:value-type="float" office:value="2328492.321134" calcext:value-type="float">
            <text:p>2328492,321134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3167608.074548" calcext:value-type="float">
            <text:p>3167608,074548</text:p>
          </table:table-cell>
          <table:table-cell office:value-type="float" office:value="2690664.670864" calcext:value-type="float">
            <text:p>2690664,670864</text:p>
          </table:table-cell>
          <table:table-cell office:value-type="float" office:value="3737882.472238" calcext:value-type="float">
            <text:p>3737882,472238</text:p>
          </table:table-cell>
          <table:table-cell office:value-type="float" office:value="3170844.842251" calcext:value-type="float">
            <text:p>3170844,842251</text:p>
          </table:table-cell>
          <table:table-cell office:value-type="float" office:value="4028950.882664" calcext:value-type="float">
            <text:p>4028950,882664</text:p>
          </table:table-cell>
          <table:table-cell table:formula="of:=AVERAGE([.B26:.F26])" office:value-type="float" office:value="3359190.188513" calcext:value-type="float">
            <text:p>3359190,188513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2592121.935813" calcext:value-type="float">
            <text:p>2592121,935813</text:p>
          </table:table-cell>
          <table:table-cell office:value-type="float" office:value="2599310.076686" calcext:value-type="float">
            <text:p>2599310,076686</text:p>
          </table:table-cell>
          <table:table-cell office:value-type="float" office:value="6966675.680113" calcext:value-type="float">
            <text:p>6966675,680113</text:p>
          </table:table-cell>
          <table:table-cell office:value-type="float" office:value="2421130.165054" calcext:value-type="float">
            <text:p>2421130,165054</text:p>
          </table:table-cell>
          <table:table-cell office:value-type="float" office:value="2433424.047246" calcext:value-type="float">
            <text:p>2433424,047246</text:p>
          </table:table-cell>
          <table:table-cell table:formula="of:=AVERAGE([.B27:.F27])" office:value-type="float" office:value="3402532.3809824" calcext:value-type="float">
            <text:p>3402532,3809824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6966675.680113" calcext:value-type="float">
            <text:p>6966675,680113</text:p>
          </table:table-cell>
          <table:table-cell office:value-type="float" office:value="2508448.979093" calcext:value-type="float">
            <text:p>2508448,979093</text:p>
          </table:table-cell>
          <table:table-cell table:number-columns-repeated="3" office:value-type="float" office:value="6966675.680113" calcext:value-type="float">
            <text:p>6966675,680113</text:p>
          </table:table-cell>
          <table:table-cell table:formula="of:=AVERAGE([.B28:.F28])" office:value-type="float" office:value="6075030.339909" calcext:value-type="float">
            <text:p>6075030,339909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2506702.382339" calcext:value-type="float">
            <text:p>2506702,382339</text:p>
          </table:table-cell>
          <table:table-cell office:value-type="float" office:value="2332424.917067" calcext:value-type="float">
            <text:p>2332424,917067</text:p>
          </table:table-cell>
          <table:table-cell office:value-type="float" office:value="2247831.090434" calcext:value-type="float">
            <text:p>2247831,090434</text:p>
          </table:table-cell>
          <table:table-cell office:value-type="float" office:value="2263122.078563" calcext:value-type="float">
            <text:p>2263122,078563</text:p>
          </table:table-cell>
          <table:table-cell office:value-type="float" office:value="2312249.198461" calcext:value-type="float">
            <text:p>2312249,198461</text:p>
          </table:table-cell>
          <table:table-cell table:formula="of:=AVERAGE([.B29:.F29])" office:value-type="float" office:value="2332465.9333728" calcext:value-type="float">
            <text:p>2332465,933372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2641516.77859" calcext:value-type="float">
            <text:p>2641516,77859</text:p>
          </table:table-cell>
          <table:table-cell office:value-type="float" office:value="2520793.279697" calcext:value-type="float">
            <text:p>2520793,279697</text:p>
          </table:table-cell>
          <table:table-cell office:value-type="float" office:value="2472210.247555" calcext:value-type="float">
            <text:p>2472210,247555</text:p>
          </table:table-cell>
          <table:table-cell office:value-type="float" office:value="2477972.31591" calcext:value-type="float">
            <text:p>2477972,31591</text:p>
          </table:table-cell>
          <table:table-cell office:value-type="float" office:value="2521810.620005" calcext:value-type="float">
            <text:p>2521810,620005</text:p>
          </table:table-cell>
          <table:table-cell table:formula="of:=AVERAGE([.B30:.F30])" office:value-type="float" office:value="2526860.6483514" calcext:value-type="float">
            <text:p>2526860,6483514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2799243.108343" calcext:value-type="float">
            <text:p>2799243,108343</text:p>
          </table:table-cell>
          <table:table-cell office:value-type="float" office:value="2844916.914833" calcext:value-type="float">
            <text:p>2844916,914833</text:p>
          </table:table-cell>
          <table:table-cell office:value-type="float" office:value="2765382.529388" calcext:value-type="float">
            <text:p>2765382,529388</text:p>
          </table:table-cell>
          <table:table-cell office:value-type="float" office:value="2760645.890674" calcext:value-type="float">
            <text:p>2760645,890674</text:p>
          </table:table-cell>
          <table:table-cell office:value-type="float" office:value="2789961.857377" calcext:value-type="float">
            <text:p>2789961,857377</text:p>
          </table:table-cell>
          <table:table-cell table:formula="of:=AVERAGE([.B31:.F31])" office:value-type="float" office:value="2792030.060123" calcext:value-type="float">
            <text:p>2792030,060123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hueta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0.010522" calcext:value-type="float">
            <text:p>0,010522</text:p>
          </table:table-cell>
          <table:table-cell office:value-type="float" office:value="0.084874" calcext:value-type="float">
            <text:p>0,084874</text:p>
          </table:table-cell>
          <table:table-cell office:value-type="float" office:value="0.022438" calcext:value-type="float">
            <text:p>0,022438</text:p>
          </table:table-cell>
          <table:table-cell office:value-type="float" office:value="0.017208" calcext:value-type="float">
            <text:p>0,017208</text:p>
          </table:table-cell>
          <table:table-cell table:formula="of:=AVERAGE([.B35:.F35])" office:value-type="float" office:value="0.0288224" calcext:value-type="float">
            <text:p>0,0288224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092931" calcext:value-type="float">
            <text:p>0,092931</text:p>
          </table:table-cell>
          <table:table-cell office:value-type="float" office:value="0.140925" calcext:value-type="float">
            <text:p>0,140925</text:p>
          </table:table-cell>
          <table:table-cell office:value-type="float" office:value="0.13713" calcext:value-type="float">
            <text:p>0,13713</text:p>
          </table:table-cell>
          <table:table-cell office:value-type="float" office:value="0.156763" calcext:value-type="float">
            <text:p>0,156763</text:p>
          </table:table-cell>
          <table:table-cell office:value-type="float" office:value="0.154697" calcext:value-type="float">
            <text:p>0,154697</text:p>
          </table:table-cell>
          <table:table-cell table:formula="of:=AVERAGE([.B36:.F36])" office:value-type="float" office:value="0.1364892" calcext:value-type="float">
            <text:p>0,1364892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006093" calcext:value-type="float">
            <text:p>0,006093</text:p>
          </table:table-cell>
          <table:table-cell office:value-type="float" office:value="0.037906" calcext:value-type="float">
            <text:p>0,037906</text:p>
          </table:table-cell>
          <table:table-cell office:value-type="float" office:value="-0.092231" calcext:value-type="float">
            <text:p>-0,092231</text:p>
          </table:table-cell>
          <table:table-cell office:value-type="float" office:value="-0.003967" calcext:value-type="float">
            <text:p>-0,003967</text:p>
          </table:table-cell>
          <table:table-cell office:value-type="float" office:value="-0.075381" calcext:value-type="float">
            <text:p>-0,075381</text:p>
          </table:table-cell>
          <table:table-cell table:formula="of:=AVERAGE([.B37:.F37])" office:value-type="float" office:value="-0.025516" calcext:value-type="float">
            <text:p>-0,02551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128864" calcext:value-type="float">
            <text:p>0,128864</text:p>
          </table:table-cell>
          <table:table-cell office:value-type="float" office:value="0.030938" calcext:value-type="float">
            <text:p>0,030938</text:p>
          </table:table-cell>
          <table:table-cell office:value-type="string" calcext:value-type="string">
            <text:p>-nan</text:p>
          </table:table-cell>
          <table:table-cell office:value-type="float" office:value="0.197455" calcext:value-type="float">
            <text:p>0,197455</text:p>
          </table:table-cell>
          <table:table-cell office:value-type="float" office:value="0.142873" calcext:value-type="float">
            <text:p>0,142873</text:p>
          </table:table-cell>
          <table:table-cell table:formula="of:=AVERAGE([.B38:.F38])" office:value-type="float" office:value="0.1250325" calcext:value-type="float">
            <text:p>0,1250325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string" calcext:value-type="string">
            <text:p>-nan</text:p>
          </table:table-cell>
          <table:table-cell office:value-type="float" office:value="0.085068" calcext:value-type="float">
            <text:p>0,085068</text:p>
          </table:table-cell>
          <table:table-cell table:number-columns-repeated="3" office:value-type="string" calcext:value-type="string">
            <text:p>-nan</text:p>
          </table:table-cell>
          <table:table-cell table:formula="of:=AVERAGE([.B39:.F39])" office:value-type="float" office:value="0.085068" calcext:value-type="float">
            <text:p>0,085068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086911" calcext:value-type="float">
            <text:p>0,086911</text:p>
          </table:table-cell>
          <table:table-cell office:value-type="float" office:value="0.151376" calcext:value-type="float">
            <text:p>0,151376</text:p>
          </table:table-cell>
          <table:table-cell office:value-type="float" office:value="0.145086" calcext:value-type="float">
            <text:p>0,145086</text:p>
          </table:table-cell>
          <table:table-cell office:value-type="float" office:value="0.155307" calcext:value-type="float">
            <text:p>0,155307</text:p>
          </table:table-cell>
          <table:table-cell office:value-type="float" office:value="0.152244" calcext:value-type="float">
            <text:p>0,152244</text:p>
          </table:table-cell>
          <table:table-cell table:formula="of:=AVERAGE([.B40:.F40])" office:value-type="float" office:value="0.1381848" calcext:value-type="float">
            <text:p>0,138184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112631" calcext:value-type="float">
            <text:p>0,112631</text:p>
          </table:table-cell>
          <table:table-cell office:value-type="float" office:value="0.2102" calcext:value-type="float">
            <text:p>0,2102</text:p>
          </table:table-cell>
          <table:table-cell office:value-type="float" office:value="0.214382" calcext:value-type="float">
            <text:p>0,214382</text:p>
          </table:table-cell>
          <table:table-cell office:value-type="float" office:value="0.178965" calcext:value-type="float">
            <text:p>0,178965</text:p>
          </table:table-cell>
          <table:table-cell office:value-type="float" office:value="0.21704" calcext:value-type="float">
            <text:p>0,21704</text:p>
          </table:table-cell>
          <table:table-cell table:formula="of:=AVERAGE([.B41:.F41])" office:value-type="float" office:value="0.1866436" calcext:value-type="float">
            <text:p>0,1866436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127458" calcext:value-type="float">
            <text:p>0,127458</text:p>
          </table:table-cell>
          <table:table-cell office:value-type="float" office:value="0.119576" calcext:value-type="float">
            <text:p>0,119576</text:p>
          </table:table-cell>
          <table:table-cell office:value-type="float" office:value="0.173998" calcext:value-type="float">
            <text:p>0,173998</text:p>
          </table:table-cell>
          <table:table-cell office:value-type="float" office:value="0.137425" calcext:value-type="float">
            <text:p>0,137425</text:p>
          </table:table-cell>
          <table:table-cell office:value-type="float" office:value="0.135276" calcext:value-type="float">
            <text:p>0,135276</text:p>
          </table:table-cell>
          <table:table-cell table:formula="of:=AVERAGE([.B42:.F42])" office:value-type="float" office:value="0.1387466" calcext:value-type="float">
            <text:p>0,1387466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8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00:03:49.350530944</meta:creation-date>
    <meta:generator>LibreOffice/6.3.4.2$Linux_X86_64 LibreOffice_project/30$Build-2</meta:generator>
    <dc:date>2020-02-16T01:15:11.235079537</dc:date>
    <meta:editing-duration>PT9M4S</meta:editing-duration>
    <meta:editing-cycles>1</meta:editing-cycles>
    <meta:document-statistic meta:table-count="1" meta:cell-count="255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title svg:x="6.917cm" svg:y="0.316cm" chart:style-name="ch2">
          <text:p>Fmeasure</text:p>
        </chart:title>
        <chart:legend chart:legend-position="end" svg:x="11.624cm" svg:y="2.461cm" style:legend-expansion="high" chart:style-name="ch3"/>
        <chart:plot-area chart:style-name="ch4" table:cell-range-address="Rene.A1:Rene.G9" chart:data-source-has-labels="both" svg:x="0.319cm" svg:y="1.275cm" svg:width="10.986cm" svg:height="7.551cm">
          <chartooo:coordinate-region svg:x="1.046cm" svg:y="1.474cm" svg:width="9.794cm" svg:height="6.705cm"/>
          <chart:axis chart:dimension="x" chart:name="primary-x" chart:style-name="ch5" chartooo:axis-type="auto">
            <chartooo:date-scale/>
            <chart:categories table:cell-range-address="Rene.B1:Rene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:Rene.G2" chart:label-cell-address="Rene.A2:Rene.A2" chart:class="chart:line">
            <chart:data-point chart:repeated="6"/>
          </chart:series>
          <chart:series chart:style-name="ch8" chart:values-cell-range-address="Rene.B3:Rene.G3" chart:label-cell-address="Rene.A3:Rene.A3" chart:class="chart:line">
            <chart:data-point chart:repeated="6"/>
          </chart:series>
          <chart:series chart:style-name="ch9" chart:values-cell-range-address="Rene.B4:Rene.G4" chart:label-cell-address="Rene.A4:Rene.A4" chart:class="chart:line">
            <chart:data-point chart:repeated="6"/>
          </chart:series>
          <chart:series chart:style-name="ch10" chart:values-cell-range-address="Rene.B5:Rene.G5" chart:label-cell-address="Rene.A5:Rene.A5" chart:class="chart:line">
            <chart:data-point chart:repeated="6"/>
          </chart:series>
          <chart:series chart:style-name="ch11" chart:values-cell-range-address="Rene.B6:Rene.G6" chart:label-cell-address="Rene.A6:Rene.A6" chart:class="chart:line">
            <chart:data-point chart:repeated="6"/>
          </chart:series>
          <chart:series chart:style-name="ch12" chart:values-cell-range-address="Rene.B7:Rene.G7" chart:label-cell-address="Rene.A7:Rene.A7" chart:class="chart:line">
            <chart:data-point chart:repeated="6"/>
          </chart:series>
          <chart:series chart:style-name="ch13" chart:values-cell-range-address="Rene.B8:Rene.G8" chart:label-cell-address="Rene.A8:Rene.A8" chart:class="chart:line">
            <chart:data-point chart:repeated="6"/>
          </chart:series>
          <chart:series chart:style-name="ch14" chart:values-cell-range-address="Rene.B9:Rene.G9" chart:label-cell-address="Rene.A9:Rene.A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:Rene.G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:Rene.A2</svg:desc>
                </draw:g>
              </table:table-cell>
              <table:table-cell office:value-type="float" office:value="0.765803">
                <text:p>0.765803</text:p>
                <draw:g>
                  <svg:desc>Rene.B2:Rene.G2</svg:desc>
                </draw:g>
              </table:table-cell>
              <table:table-cell office:value-type="float" office:value="0.802561">
                <text:p>0.802561</text:p>
              </table:table-cell>
              <table:table-cell office:value-type="float" office:value="0.820362">
                <text:p>0.820362</text:p>
              </table:table-cell>
              <table:table-cell office:value-type="float" office:value="0.792284">
                <text:p>0.792284</text:p>
              </table:table-cell>
              <table:table-cell office:value-type="float" office:value="0.800486">
                <text:p>0.800486</text:p>
              </table:table-cell>
              <table:table-cell office:value-type="float" office:value="0.7962992">
                <text:p>0.7962992</text:p>
              </table:table-cell>
            </table:table-row>
            <table:table-row>
              <table:table-cell office:value-type="string">
                <text:p>CSPA</text:p>
                <draw:g>
                  <svg:desc>Rene.A3:Rene.A3</svg:desc>
                </draw:g>
              </table:table-cell>
              <table:table-cell office:value-type="float" office:value="0.785554">
                <text:p>0.785554</text:p>
                <draw:g>
                  <svg:desc>Rene.B3:Rene.G3</svg:desc>
                </draw:g>
              </table:table-cell>
              <table:table-cell office:value-type="float" office:value="0.872986">
                <text:p>0.872986</text:p>
              </table:table-cell>
              <table:table-cell office:value-type="float" office:value="0.836887">
                <text:p>0.836887</text:p>
              </table:table-cell>
              <table:table-cell office:value-type="float" office:value="0.895512">
                <text:p>0.895512</text:p>
              </table:table-cell>
              <table:table-cell office:value-type="float" office:value="0.865963">
                <text:p>0.865963</text:p>
              </table:table-cell>
              <table:table-cell office:value-type="float" office:value="0.8513804">
                <text:p>0.8513804</text:p>
              </table:table-cell>
            </table:table-row>
            <table:table-row>
              <table:table-cell office:value-type="string">
                <text:p>HGPA</text:p>
                <draw:g>
                  <svg:desc>Rene.A4:Rene.A4</svg:desc>
                </draw:g>
              </table:table-cell>
              <table:table-cell office:value-type="float" office:value="0.616056">
                <text:p>0.616056</text:p>
                <draw:g>
                  <svg:desc>Rene.B4:Rene.G4</svg:desc>
                </draw:g>
              </table:table-cell>
              <table:table-cell office:value-type="float" office:value="0.642752">
                <text:p>0.642752</text:p>
              </table:table-cell>
              <table:table-cell office:value-type="float" office:value="0.450986">
                <text:p>0.450986</text:p>
              </table:table-cell>
              <table:table-cell office:value-type="float" office:value="0.629978">
                <text:p>0.629978</text:p>
              </table:table-cell>
              <table:table-cell office:value-type="float" office:value="0.470063">
                <text:p>0.470063</text:p>
              </table:table-cell>
              <table:table-cell office:value-type="float" office:value="0.561967">
                <text:p>0.561967</text:p>
              </table:table-cell>
            </table:table-row>
            <table:table-row>
              <table:table-cell office:value-type="string">
                <text:p>IVC</text:p>
                <draw:g>
                  <svg:desc>Rene.A5:Rene.A5</svg:desc>
                </draw:g>
              </table:table-cell>
              <table:table-cell office:value-type="float" office:value="0.718297">
                <text:p>0.718297</text:p>
                <draw:g>
                  <svg:desc>Rene.B5:Rene.G5</svg:desc>
                </draw:g>
              </table:table-cell>
              <table:table-cell office:value-type="float" office:value="0.778535">
                <text:p>0.778535</text:p>
              </table:table-cell>
              <table:table-cell office:value-type="float" office:value="0.181818">
                <text:p>0.181818</text:p>
              </table:table-cell>
              <table:table-cell office:value-type="float" office:value="0.707627">
                <text:p>0.707627</text:p>
              </table:table-cell>
              <table:table-cell office:value-type="float" office:value="0.764938">
                <text:p>0.764938</text:p>
              </table:table-cell>
              <table:table-cell office:value-type="float" office:value="0.630243">
                <text:p>0.630243</text:p>
              </table:table-cell>
            </table:table-row>
            <table:table-row>
              <table:table-cell office:value-type="string">
                <text:p>LWEA+Aggregation</text:p>
                <draw:g>
                  <svg:desc>Rene.A6:Rene.A6</svg:desc>
                </draw:g>
              </table:table-cell>
              <table:table-cell office:value-type="float" office:value="0.181818">
                <text:p>0.181818</text:p>
                <draw:g>
                  <svg:desc>Rene.B6:Rene.G6</svg:desc>
                </draw:g>
              </table:table-cell>
              <table:table-cell office:value-type="float" office:value="0.812723">
                <text:p>0.812723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307999">
                <text:p>0.307999</text:p>
              </table:table-cell>
            </table:table-row>
            <table:table-row>
              <table:table-cell office:value-type="string">
                <text:p>LWEA+CSPA</text:p>
                <draw:g>
                  <svg:desc>Rene.A7:Rene.A7</svg:desc>
                </draw:g>
              </table:table-cell>
              <table:table-cell office:value-type="float" office:value="0.784635">
                <text:p>0.784635</text:p>
                <draw:g>
                  <svg:desc>Rene.B7:Rene.G7</svg:desc>
                </draw:g>
              </table:table-cell>
              <table:table-cell office:value-type="float" office:value="0.881044">
                <text:p>0.881044</text:p>
              </table:table-cell>
              <table:table-cell office:value-type="float" office:value="0.843441">
                <text:p>0.843441</text:p>
              </table:table-cell>
              <table:table-cell office:value-type="float" office:value="0.893017">
                <text:p>0.893017</text:p>
              </table:table-cell>
              <table:table-cell office:value-type="float" office:value="0.89048">
                <text:p>0.89048</text:p>
              </table:table-cell>
              <table:table-cell office:value-type="float" office:value="0.8585234">
                <text:p>0.8585234</text:p>
              </table:table-cell>
            </table:table-row>
            <table:table-row>
              <table:table-cell office:value-type="string">
                <text:p>MCLA</text:p>
                <draw:g>
                  <svg:desc>Rene.A8:Rene.A8</svg:desc>
                </draw:g>
              </table:table-cell>
              <table:table-cell office:value-type="float" office:value="0.701625">
                <text:p>0.701625</text:p>
                <draw:g>
                  <svg:desc>Rene.B8:Rene.G8</svg:desc>
                </draw:g>
              </table:table-cell>
              <table:table-cell office:value-type="float" office:value="0.799605">
                <text:p>0.799605</text:p>
              </table:table-cell>
              <table:table-cell office:value-type="float" office:value="0.763717">
                <text:p>0.763717</text:p>
              </table:table-cell>
              <table:table-cell office:value-type="float" office:value="0.791718">
                <text:p>0.791718</text:p>
              </table:table-cell>
              <table:table-cell office:value-type="float" office:value="0.794027">
                <text:p>0.794027</text:p>
              </table:table-cell>
              <table:table-cell office:value-type="float" office:value="0.7701384">
                <text:p>0.7701384</text:p>
              </table:table-cell>
            </table:table-row>
            <table:table-row>
              <table:table-cell office:value-type="string">
                <text:p>Média ensemble</text:p>
                <draw:g>
                  <svg:desc>Rene.A9:Rene.A9</svg:desc>
                </draw:g>
              </table:table-cell>
              <table:table-cell office:value-type="float" office:value="0.645337">
                <text:p>0.645337</text:p>
                <draw:g>
                  <svg:desc>Rene.B9:Rene.G9</svg:desc>
                </draw:g>
              </table:table-cell>
              <table:table-cell office:value-type="float" office:value="0.679101">
                <text:p>0.679101</text:p>
              </table:table-cell>
              <table:table-cell office:value-type="float" office:value="0.658457">
                <text:p>0.658457</text:p>
              </table:table-cell>
              <table:table-cell office:value-type="float" office:value="0.663713">
                <text:p>0.663713</text:p>
              </table:table-cell>
              <table:table-cell office:value-type="float" office:value="0.6587">
                <text:p>0.6587</text:p>
              </table:table-cell>
              <table:table-cell office:value-type="float" office:value="0.6610616">
                <text:p>0.6610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title svg:x="7.538cm" svg:y="0.316cm" chart:style-name="ch2">
          <text:p>ARI</text:p>
        </chart:title>
        <chart:legend chart:legend-position="end" svg:x="11.625cm" svg:y="2.46cm" style:legend-expansion="high" chart:style-name="ch3"/>
        <chart:plot-area chart:style-name="ch4" table:cell-range-address="Rene.A12:Rene.G20" chart:data-source-has-labels="both" svg:x="0.319cm" svg:y="1.275cm" svg:width="10.987cm" svg:height="7.55cm">
          <chartooo:coordinate-region svg:x="1.046cm" svg:y="1.474cm" svg:width="9.795cm" svg:height="6.704cm"/>
          <chart:axis chart:dimension="x" chart:name="primary-x" chart:style-name="ch5" chartooo:axis-type="auto">
            <chartooo:date-scale/>
            <chart:categories table:cell-range-address="Rene.B12:Rene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13:Rene.G13" chart:label-cell-address="Rene.A13:Rene.A13" chart:class="chart:line">
            <chart:data-point chart:repeated="6"/>
          </chart:series>
          <chart:series chart:style-name="ch8" chart:values-cell-range-address="Rene.B14:Rene.G14" chart:label-cell-address="Rene.A14:Rene.A14" chart:class="chart:line">
            <chart:data-point chart:repeated="6"/>
          </chart:series>
          <chart:series chart:style-name="ch9" chart:values-cell-range-address="Rene.B15:Rene.G15" chart:label-cell-address="Rene.A15:Rene.A15" chart:class="chart:line">
            <chart:data-point chart:repeated="6"/>
          </chart:series>
          <chart:series chart:style-name="ch10" chart:values-cell-range-address="Rene.B16:Rene.G16" chart:label-cell-address="Rene.A16:Rene.A16" chart:class="chart:line">
            <chart:data-point chart:repeated="6"/>
          </chart:series>
          <chart:series chart:style-name="ch11" chart:values-cell-range-address="Rene.B17:Rene.G17" chart:label-cell-address="Rene.A17:Rene.A17" chart:class="chart:line">
            <chart:data-point chart:repeated="6"/>
          </chart:series>
          <chart:series chart:style-name="ch12" chart:values-cell-range-address="Rene.B18:Rene.G18" chart:label-cell-address="Rene.A18:Rene.A18" chart:class="chart:line">
            <chart:data-point chart:repeated="6"/>
          </chart:series>
          <chart:series chart:style-name="ch13" chart:values-cell-range-address="Rene.B19:Rene.G19" chart:label-cell-address="Rene.A19:Rene.A19" chart:class="chart:line">
            <chart:data-point chart:repeated="6"/>
          </chart:series>
          <chart:series chart:style-name="ch14" chart:values-cell-range-address="Rene.B20:Rene.G20" chart:label-cell-address="Rene.A20:Rene.A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2:Rene.G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13:Rene.A13</svg:desc>
                </draw:g>
              </table:table-cell>
              <table:table-cell office:value-type="float" office:value="0.641534">
                <text:p>0.641534</text:p>
                <draw:g>
                  <svg:desc>Rene.B13:Rene.G13</svg:desc>
                </draw:g>
              </table:table-cell>
              <table:table-cell office:value-type="float" office:value="0.698233">
                <text:p>0.698233</text:p>
              </table:table-cell>
              <table:table-cell office:value-type="float" office:value="0.702266">
                <text:p>0.702266</text:p>
              </table:table-cell>
              <table:table-cell office:value-type="float" office:value="0.682926">
                <text:p>0.682926</text:p>
              </table:table-cell>
              <table:table-cell office:value-type="float" office:value="0.693937">
                <text:p>0.693937</text:p>
              </table:table-cell>
              <table:table-cell office:value-type="float" office:value="0.6837792">
                <text:p>0.6837792</text:p>
              </table:table-cell>
            </table:table-row>
            <table:table-row>
              <table:table-cell office:value-type="string">
                <text:p>CSPA</text:p>
                <draw:g>
                  <svg:desc>Rene.A14:Rene.A14</svg:desc>
                </draw:g>
              </table:table-cell>
              <table:table-cell office:value-type="float" office:value="0.650104">
                <text:p>0.650104</text:p>
                <draw:g>
                  <svg:desc>Rene.B14:Rene.G14</svg:desc>
                </draw:g>
              </table:table-cell>
              <table:table-cell office:value-type="float" office:value="0.748041">
                <text:p>0.748041</text:p>
              </table:table-cell>
              <table:table-cell office:value-type="float" office:value="0.693766">
                <text:p>0.693766</text:p>
              </table:table-cell>
              <table:table-cell office:value-type="float" office:value="0.791526">
                <text:p>0.791526</text:p>
              </table:table-cell>
              <table:table-cell office:value-type="float" office:value="0.745296">
                <text:p>0.745296</text:p>
              </table:table-cell>
              <table:table-cell office:value-type="float" office:value="0.7257466">
                <text:p>0.7257466</text:p>
              </table:table-cell>
            </table:table-row>
            <table:table-row>
              <table:table-cell office:value-type="string">
                <text:p>HGPA</text:p>
                <draw:g>
                  <svg:desc>Rene.A15:Rene.A15</svg:desc>
                </draw:g>
              </table:table-cell>
              <table:table-cell office:value-type="float" office:value="0.425829">
                <text:p>0.425829</text:p>
                <draw:g>
                  <svg:desc>Rene.B15:Rene.G15</svg:desc>
                </draw:g>
              </table:table-cell>
              <table:table-cell office:value-type="float" office:value="0.483991">
                <text:p>0.483991</text:p>
              </table:table-cell>
              <table:table-cell office:value-type="float" office:value="0.269747">
                <text:p>0.269747</text:p>
              </table:table-cell>
              <table:table-cell office:value-type="float" office:value="0.419779">
                <text:p>0.419779</text:p>
              </table:table-cell>
              <table:table-cell office:value-type="float" office:value="0.267649">
                <text:p>0.267649</text:p>
              </table:table-cell>
              <table:table-cell office:value-type="float" office:value="0.373399">
                <text:p>0.373399</text:p>
              </table:table-cell>
            </table:table-row>
            <table:table-row>
              <table:table-cell office:value-type="string">
                <text:p>IVC</text:p>
                <draw:g>
                  <svg:desc>Rene.A16:Rene.A16</svg:desc>
                </draw:g>
              </table:table-cell>
              <table:table-cell office:value-type="float" office:value="0.595567">
                <text:p>0.595567</text:p>
                <draw:g>
                  <svg:desc>Rene.B16:Rene.G16</svg:desc>
                </draw:g>
              </table:table-cell>
              <table:table-cell office:value-type="float" office:value="0.649772">
                <text:p>0.649772</text:p>
              </table:table-cell>
              <table:table-cell office:value-type="float" office:value="0">
                <text:p>0</text:p>
              </table:table-cell>
              <table:table-cell office:value-type="float" office:value="0.60149">
                <text:p>0.60149</text:p>
              </table:table-cell>
              <table:table-cell office:value-type="float" office:value="0.651803">
                <text:p>0.651803</text:p>
              </table:table-cell>
              <table:table-cell office:value-type="float" office:value="0.4997264">
                <text:p>0.4997264</text:p>
              </table:table-cell>
            </table:table-row>
            <table:table-row>
              <table:table-cell office:value-type="string">
                <text:p>LWEA+Aggregation</text:p>
                <draw:g>
                  <svg:desc>Rene.A17:Rene.A17</svg:desc>
                </draw:g>
              </table:table-cell>
              <table:table-cell office:value-type="float" office:value="0">
                <text:p>0</text:p>
                <draw:g>
                  <svg:desc>Rene.B17:Rene.G17</svg:desc>
                </draw:g>
              </table:table-cell>
              <table:table-cell office:value-type="float" office:value="0.711626">
                <text:p>0.71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3252">
                <text:p>0.1423252</text:p>
              </table:table-cell>
            </table:table-row>
            <table:table-row>
              <table:table-cell office:value-type="string">
                <text:p>LWEA+CSPA</text:p>
                <draw:g>
                  <svg:desc>Rene.A18:Rene.A18</svg:desc>
                </draw:g>
              </table:table-cell>
              <table:table-cell office:value-type="float" office:value="0.650741">
                <text:p>0.650741</text:p>
                <draw:g>
                  <svg:desc>Rene.B18:Rene.G18</svg:desc>
                </draw:g>
              </table:table-cell>
              <table:table-cell office:value-type="float" office:value="0.760981">
                <text:p>0.760981</text:p>
              </table:table-cell>
              <table:table-cell office:value-type="float" office:value="0.703352">
                <text:p>0.703352</text:p>
              </table:table-cell>
              <table:table-cell office:value-type="float" office:value="0.785688">
                <text:p>0.785688</text:p>
              </table:table-cell>
              <table:table-cell office:value-type="float" office:value="0.781258">
                <text:p>0.781258</text:p>
              </table:table-cell>
              <table:table-cell office:value-type="float" office:value="0.736404">
                <text:p>0.736404</text:p>
              </table:table-cell>
            </table:table-row>
            <table:table-row>
              <table:table-cell office:value-type="string">
                <text:p>MCLA</text:p>
                <draw:g>
                  <svg:desc>Rene.A19:Rene.A19</svg:desc>
                </draw:g>
              </table:table-cell>
              <table:table-cell office:value-type="float" office:value="0.576531">
                <text:p>0.576531</text:p>
                <draw:g>
                  <svg:desc>Rene.B19:Rene.G19</svg:desc>
                </draw:g>
              </table:table-cell>
              <table:table-cell office:value-type="float" office:value="0.689339">
                <text:p>0.689339</text:p>
              </table:table-cell>
              <table:table-cell office:value-type="float" office:value="0.634288">
                <text:p>0.634288</text:p>
              </table:table-cell>
              <table:table-cell office:value-type="float" office:value="0.662728">
                <text:p>0.662728</text:p>
              </table:table-cell>
              <table:table-cell office:value-type="float" office:value="0.683859">
                <text:p>0.683859</text:p>
              </table:table-cell>
              <table:table-cell office:value-type="float" office:value="0.649349">
                <text:p>0.649349</text:p>
              </table:table-cell>
            </table:table-row>
            <table:table-row>
              <table:table-cell office:value-type="string">
                <text:p>Média ensemble</text:p>
                <draw:g>
                  <svg:desc>Rene.A20:Rene.A20</svg:desc>
                </draw:g>
              </table:table-cell>
              <table:table-cell office:value-type="float" office:value="0.506214">
                <text:p>0.506214</text:p>
                <draw:g>
                  <svg:desc>Rene.B20:Rene.G20</svg:desc>
                </draw:g>
              </table:table-cell>
              <table:table-cell office:value-type="float" office:value="0.537684">
                <text:p>0.537684</text:p>
              </table:table-cell>
              <table:table-cell office:value-type="float" office:value="0.512481">
                <text:p>0.512481</text:p>
              </table:table-cell>
              <table:table-cell office:value-type="float" office:value="0.522707">
                <text:p>0.522707</text:p>
              </table:table-cell>
              <table:table-cell office:value-type="float" office:value="0.517275">
                <text:p>0.517275</text:p>
              </table:table-cell>
              <table:table-cell office:value-type="float" office:value="0.5192722">
                <text:p>0.5192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6.427cm" svg:y="0.316cm" chart:style-name="ch2">
          <text:p>Dist. Ao centro</text:p>
        </chart:title>
        <chart:legend chart:legend-position="end" svg:x="11.624cm" svg:y="2.46cm" style:legend-expansion="high" chart:style-name="ch3"/>
        <chart:plot-area chart:style-name="ch4" table:cell-range-address="Rene.A23:Rene.G31" chart:data-source-has-labels="both" svg:x="0.319cm" svg:y="1.275cm" svg:width="10.986cm" svg:height="7.55cm">
          <chartooo:coordinate-region svg:x="1.866cm" svg:y="1.474cm" svg:width="8.974cm" svg:height="6.704cm"/>
          <chart:axis chart:dimension="x" chart:name="primary-x" chart:style-name="ch5" chartooo:axis-type="auto">
            <chartooo:date-scale/>
            <chart:categories table:cell-range-address="Rene.B23:Rene.G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4:Rene.G24" chart:label-cell-address="Rene.A24:Rene.A24" chart:class="chart:line">
            <chart:data-point chart:repeated="6"/>
          </chart:series>
          <chart:series chart:style-name="ch8" chart:values-cell-range-address="Rene.B25:Rene.G25" chart:label-cell-address="Rene.A25:Rene.A25" chart:class="chart:line">
            <chart:data-point chart:repeated="6"/>
          </chart:series>
          <chart:series chart:style-name="ch9" chart:values-cell-range-address="Rene.B26:Rene.G26" chart:label-cell-address="Rene.A26:Rene.A26" chart:class="chart:line">
            <chart:data-point chart:repeated="6"/>
          </chart:series>
          <chart:series chart:style-name="ch10" chart:values-cell-range-address="Rene.B27:Rene.G27" chart:label-cell-address="Rene.A27:Rene.A27" chart:class="chart:line">
            <chart:data-point chart:repeated="6"/>
          </chart:series>
          <chart:series chart:style-name="ch11" chart:values-cell-range-address="Rene.B28:Rene.G28" chart:label-cell-address="Rene.A28:Rene.A28" chart:class="chart:line">
            <chart:data-point chart:repeated="6"/>
          </chart:series>
          <chart:series chart:style-name="ch12" chart:values-cell-range-address="Rene.B29:Rene.G29" chart:label-cell-address="Rene.A29:Rene.A29" chart:class="chart:line">
            <chart:data-point chart:repeated="6"/>
          </chart:series>
          <chart:series chart:style-name="ch13" chart:values-cell-range-address="Rene.B30:Rene.G30" chart:label-cell-address="Rene.A30:Rene.A30" chart:class="chart:line">
            <chart:data-point chart:repeated="6"/>
          </chart:series>
          <chart:series chart:style-name="ch14" chart:values-cell-range-address="Rene.B31:Rene.G31" chart:label-cell-address="Rene.A31:Rene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23:Rene.G23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4:Rene.A24</svg:desc>
                </draw:g>
              </table:table-cell>
              <table:table-cell office:value-type="float" office:value="2204544.788965">
                <text:p>2204544.788965</text:p>
                <draw:g>
                  <svg:desc>Rene.B24:Rene.G24</svg:desc>
                </draw:g>
              </table:table-cell>
              <table:table-cell office:value-type="float" office:value="2363918.326144">
                <text:p>2363918.326144</text:p>
              </table:table-cell>
              <table:table-cell office:value-type="float" office:value="2126227.152661">
                <text:p>2126227.152661</text:p>
              </table:table-cell>
              <table:table-cell office:value-type="float" office:value="2317723.976992">
                <text:p>2317723.976992</text:p>
              </table:table-cell>
              <table:table-cell office:value-type="float" office:value="2305402.789778">
                <text:p>2305402.789778</text:p>
              </table:table-cell>
              <table:table-cell office:value-type="float" office:value="2263563.406908">
                <text:p>2263563.406908</text:p>
              </table:table-cell>
            </table:table-row>
            <table:table-row>
              <table:table-cell office:value-type="string">
                <text:p>CSPA</text:p>
                <draw:g>
                  <svg:desc>Rene.A25:Rene.A25</svg:desc>
                </draw:g>
              </table:table-cell>
              <table:table-cell office:value-type="float" office:value="2510974.178392">
                <text:p>2510974.178392</text:p>
                <draw:g>
                  <svg:desc>Rene.B25:Rene.G25</svg:desc>
                </draw:g>
              </table:table-cell>
              <table:table-cell office:value-type="float" office:value="2376383.496598">
                <text:p>2376383.496598</text:p>
              </table:table-cell>
              <table:table-cell office:value-type="float" office:value="2266546.756902">
                <text:p>2266546.756902</text:p>
              </table:table-cell>
              <table:table-cell office:value-type="float" office:value="2244789.276449">
                <text:p>2244789.276449</text:p>
              </table:table-cell>
              <table:table-cell office:value-type="float" office:value="2243767.897329">
                <text:p>2243767.897329</text:p>
              </table:table-cell>
              <table:table-cell office:value-type="float" office:value="2328492.321134">
                <text:p>2328492.321134</text:p>
              </table:table-cell>
            </table:table-row>
            <table:table-row>
              <table:table-cell office:value-type="string">
                <text:p>HGPA</text:p>
                <draw:g>
                  <svg:desc>Rene.A26:Rene.A26</svg:desc>
                </draw:g>
              </table:table-cell>
              <table:table-cell office:value-type="float" office:value="3167608.074548">
                <text:p>3167608.074548</text:p>
                <draw:g>
                  <svg:desc>Rene.B26:Rene.G26</svg:desc>
                </draw:g>
              </table:table-cell>
              <table:table-cell office:value-type="float" office:value="2690664.670864">
                <text:p>2690664.670864</text:p>
              </table:table-cell>
              <table:table-cell office:value-type="float" office:value="3737882.472238">
                <text:p>3737882.472238</text:p>
              </table:table-cell>
              <table:table-cell office:value-type="float" office:value="3170844.842251">
                <text:p>3170844.842251</text:p>
              </table:table-cell>
              <table:table-cell office:value-type="float" office:value="4028950.882664">
                <text:p>4028950.882664</text:p>
              </table:table-cell>
              <table:table-cell office:value-type="float" office:value="3359190.188513">
                <text:p>3359190.188513</text:p>
              </table:table-cell>
            </table:table-row>
            <table:table-row>
              <table:table-cell office:value-type="string">
                <text:p>IVC</text:p>
                <draw:g>
                  <svg:desc>Rene.A27:Rene.A27</svg:desc>
                </draw:g>
              </table:table-cell>
              <table:table-cell office:value-type="float" office:value="2592121.935813">
                <text:p>2592121.935813</text:p>
                <draw:g>
                  <svg:desc>Rene.B27:Rene.G27</svg:desc>
                </draw:g>
              </table:table-cell>
              <table:table-cell office:value-type="float" office:value="2599310.076686">
                <text:p>2599310.076686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2421130.165054">
                <text:p>2421130.165054</text:p>
              </table:table-cell>
              <table:table-cell office:value-type="float" office:value="2433424.047246">
                <text:p>2433424.047246</text:p>
              </table:table-cell>
              <table:table-cell office:value-type="float" office:value="3402532.3809824">
                <text:p>3402532.3809824</text:p>
              </table:table-cell>
            </table:table-row>
            <table:table-row>
              <table:table-cell office:value-type="string">
                <text:p>LWEA+Aggregation</text:p>
                <draw:g>
                  <svg:desc>Rene.A28:Rene.A28</svg:desc>
                </draw:g>
              </table:table-cell>
              <table:table-cell office:value-type="float" office:value="6966675.680113">
                <text:p>6966675.680113</text:p>
                <draw:g>
                  <svg:desc>Rene.B28:Rene.G28</svg:desc>
                </draw:g>
              </table:table-cell>
              <table:table-cell office:value-type="float" office:value="2508448.979093">
                <text:p>2508448.97909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075030.339909">
                <text:p>6075030.339909</text:p>
              </table:table-cell>
            </table:table-row>
            <table:table-row>
              <table:table-cell office:value-type="string">
                <text:p>LWEA+CSPA</text:p>
                <draw:g>
                  <svg:desc>Rene.A29:Rene.A29</svg:desc>
                </draw:g>
              </table:table-cell>
              <table:table-cell office:value-type="float" office:value="2506702.382339">
                <text:p>2506702.382339</text:p>
                <draw:g>
                  <svg:desc>Rene.B29:Rene.G29</svg:desc>
                </draw:g>
              </table:table-cell>
              <table:table-cell office:value-type="float" office:value="2332424.917067">
                <text:p>2332424.917067</text:p>
              </table:table-cell>
              <table:table-cell office:value-type="float" office:value="2247831.090434">
                <text:p>2247831.090434</text:p>
              </table:table-cell>
              <table:table-cell office:value-type="float" office:value="2263122.078563">
                <text:p>2263122.078563</text:p>
              </table:table-cell>
              <table:table-cell office:value-type="float" office:value="2312249.198461">
                <text:p>2312249.198461</text:p>
              </table:table-cell>
              <table:table-cell office:value-type="float" office:value="2332465.9333728">
                <text:p>2332465.9333728</text:p>
              </table:table-cell>
            </table:table-row>
            <table:table-row>
              <table:table-cell office:value-type="string">
                <text:p>MCLA</text:p>
                <draw:g>
                  <svg:desc>Rene.A30:Rene.A30</svg:desc>
                </draw:g>
              </table:table-cell>
              <table:table-cell office:value-type="float" office:value="2641516.77859">
                <text:p>2641516.77859</text:p>
                <draw:g>
                  <svg:desc>Rene.B30:Rene.G30</svg:desc>
                </draw:g>
              </table:table-cell>
              <table:table-cell office:value-type="float" office:value="2520793.279697">
                <text:p>2520793.279697</text:p>
              </table:table-cell>
              <table:table-cell office:value-type="float" office:value="2472210.247555">
                <text:p>2472210.247555</text:p>
              </table:table-cell>
              <table:table-cell office:value-type="float" office:value="2477972.31591">
                <text:p>2477972.31591</text:p>
              </table:table-cell>
              <table:table-cell office:value-type="float" office:value="2521810.620005">
                <text:p>2521810.620005</text:p>
              </table:table-cell>
              <table:table-cell office:value-type="float" office:value="2526860.6483514">
                <text:p>2526860.6483514</text:p>
              </table:table-cell>
            </table:table-row>
            <table:table-row>
              <table:table-cell office:value-type="string">
                <text:p>Média ensemble</text:p>
                <draw:g>
                  <svg:desc>Rene.A31:Rene.A31</svg:desc>
                </draw:g>
              </table:table-cell>
              <table:table-cell office:value-type="float" office:value="2799243.108343">
                <text:p>2799243.108343</text:p>
                <draw:g>
                  <svg:desc>Rene.B31:Rene.G31</svg:desc>
                </draw:g>
              </table:table-cell>
              <table:table-cell office:value-type="float" office:value="2844916.914833">
                <text:p>2844916.914833</text:p>
              </table:table-cell>
              <table:table-cell office:value-type="float" office:value="2765382.529388">
                <text:p>2765382.529388</text:p>
              </table:table-cell>
              <table:table-cell office:value-type="float" office:value="2760645.890674">
                <text:p>2760645.890674</text:p>
              </table:table-cell>
              <table:table-cell office:value-type="float" office:value="2789961.857377">
                <text:p>2789961.857377</text:p>
              </table:table-cell>
              <table:table-cell office:value-type="float" office:value="2792030.060123">
                <text:p>2792030.060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title svg:x="7.115cm" svg:y="0.316cm" chart:style-name="ch2">
          <text:p>Silhueta</text:p>
        </chart:title>
        <chart:legend chart:legend-position="end" svg:x="11.625cm" svg:y="2.46cm" style:legend-expansion="high" chart:style-name="ch3"/>
        <chart:plot-area chart:style-name="ch4" table:cell-range-address="Rene.A34:Rene.G42" chart:data-source-has-labels="both" svg:x="0.319cm" svg:y="1.275cm" svg:width="10.987cm" svg:height="7.55cm">
          <chartooo:coordinate-region svg:x="1.337cm" svg:y="1.474cm" svg:width="9.504cm" svg:height="7.152cm"/>
          <chart:axis chart:dimension="x" chart:name="primary-x" chart:style-name="ch5" chartooo:axis-type="auto">
            <chartooo:date-scale/>
            <chart:categories table:cell-range-address="Rene.B34:Rene.G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35:Rene.G35" chart:label-cell-address="Rene.A35:Rene.A35" chart:class="chart:line">
            <chart:data-point chart:repeated="6"/>
          </chart:series>
          <chart:series chart:style-name="ch8" chart:values-cell-range-address="Rene.B36:Rene.G36" chart:label-cell-address="Rene.A36:Rene.A36" chart:class="chart:line">
            <chart:data-point chart:repeated="6"/>
          </chart:series>
          <chart:series chart:style-name="ch9" chart:values-cell-range-address="Rene.B37:Rene.G37" chart:label-cell-address="Rene.A37:Rene.A37" chart:class="chart:line">
            <chart:data-point chart:repeated="6"/>
          </chart:series>
          <chart:series chart:style-name="ch10" chart:values-cell-range-address="Rene.B38:Rene.G38" chart:label-cell-address="Rene.A38:Rene.A38" chart:class="chart:line">
            <chart:data-point chart:repeated="6"/>
          </chart:series>
          <chart:series chart:style-name="ch11" chart:values-cell-range-address="Rene.B39:Rene.G39" chart:label-cell-address="Rene.A39:Rene.A39" chart:class="chart:line">
            <chart:data-point chart:repeated="6"/>
          </chart:series>
          <chart:series chart:style-name="ch12" chart:values-cell-range-address="Rene.B40:Rene.G40" chart:label-cell-address="Rene.A40:Rene.A40" chart:class="chart:line">
            <chart:data-point chart:repeated="6"/>
          </chart:series>
          <chart:series chart:style-name="ch13" chart:values-cell-range-address="Rene.B41:Rene.G41" chart:label-cell-address="Rene.A41:Rene.A41" chart:class="chart:line">
            <chart:data-point chart:repeated="6"/>
          </chart:series>
          <chart:series chart:style-name="ch14" chart:values-cell-range-address="Rene.B42:Rene.G42" chart:label-cell-address="Rene.A42:Rene.A42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34:Rene.G34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35:Rene.A35</svg:desc>
                </draw:g>
              </table:table-cell>
              <table:table-cell office:value-type="float" office:value="0.00907">
                <text:p>0.00907</text:p>
                <draw:g>
                  <svg:desc>Rene.B35:Rene.G35</svg:desc>
                </draw:g>
              </table:table-cell>
              <table:table-cell office:value-type="float" office:value="0.010522">
                <text:p>0.010522</text:p>
              </table:table-cell>
              <table:table-cell office:value-type="float" office:value="0.084874">
                <text:p>0.084874</text:p>
              </table:table-cell>
              <table:table-cell office:value-type="float" office:value="0.022438">
                <text:p>0.022438</text:p>
              </table:table-cell>
              <table:table-cell office:value-type="float" office:value="0.017208">
                <text:p>0.017208</text:p>
              </table:table-cell>
              <table:table-cell office:value-type="float" office:value="0.0288224">
                <text:p>0.0288224</text:p>
              </table:table-cell>
            </table:table-row>
            <table:table-row>
              <table:table-cell office:value-type="string">
                <text:p>CSPA</text:p>
                <draw:g>
                  <svg:desc>Rene.A36:Rene.A36</svg:desc>
                </draw:g>
              </table:table-cell>
              <table:table-cell office:value-type="float" office:value="0.092931">
                <text:p>0.092931</text:p>
                <draw:g>
                  <svg:desc>Rene.B36:Rene.G36</svg:desc>
                </draw:g>
              </table:table-cell>
              <table:table-cell office:value-type="float" office:value="0.140925">
                <text:p>0.140925</text:p>
              </table:table-cell>
              <table:table-cell office:value-type="float" office:value="0.13713">
                <text:p>0.13713</text:p>
              </table:table-cell>
              <table:table-cell office:value-type="float" office:value="0.156763">
                <text:p>0.156763</text:p>
              </table:table-cell>
              <table:table-cell office:value-type="float" office:value="0.154697">
                <text:p>0.154697</text:p>
              </table:table-cell>
              <table:table-cell office:value-type="float" office:value="0.1364892">
                <text:p>0.1364892</text:p>
              </table:table-cell>
            </table:table-row>
            <table:table-row>
              <table:table-cell office:value-type="string">
                <text:p>HGPA</text:p>
                <draw:g>
                  <svg:desc>Rene.A37:Rene.A37</svg:desc>
                </draw:g>
              </table:table-cell>
              <table:table-cell office:value-type="float" office:value="0.006093">
                <text:p>0.006093</text:p>
                <draw:g>
                  <svg:desc>Rene.B37:Rene.G37</svg:desc>
                </draw:g>
              </table:table-cell>
              <table:table-cell office:value-type="float" office:value="0.037906">
                <text:p>0.037906</text:p>
              </table:table-cell>
              <table:table-cell office:value-type="float" office:value="-0.092231">
                <text:p>-0.092231</text:p>
              </table:table-cell>
              <table:table-cell office:value-type="float" office:value="-0.003967">
                <text:p>-0.003967</text:p>
              </table:table-cell>
              <table:table-cell office:value-type="float" office:value="-0.075381">
                <text:p>-0.075381</text:p>
              </table:table-cell>
              <table:table-cell office:value-type="float" office:value="-0.025516">
                <text:p>-0.025516</text:p>
              </table:table-cell>
            </table:table-row>
            <table:table-row>
              <table:table-cell office:value-type="string">
                <text:p>IVC</text:p>
                <draw:g>
                  <svg:desc>Rene.A38:Rene.A38</svg:desc>
                </draw:g>
              </table:table-cell>
              <table:table-cell office:value-type="float" office:value="0.128864">
                <text:p>0.128864</text:p>
                <draw:g>
                  <svg:desc>Rene.B38:Rene.G38</svg:desc>
                </draw:g>
              </table:table-cell>
              <table:table-cell office:value-type="float" office:value="0.030938">
                <text:p>0.030938</text:p>
              </table:table-cell>
              <table:table-cell office:value-type="float" office:value="NaN">
                <text:p>NaN</text:p>
              </table:table-cell>
              <table:table-cell office:value-type="float" office:value="0.197455">
                <text:p>0.197455</text:p>
              </table:table-cell>
              <table:table-cell office:value-type="float" office:value="0.142873">
                <text:p>0.142873</text:p>
              </table:table-cell>
              <table:table-cell office:value-type="float" office:value="0.1250325">
                <text:p>0.1250325</text:p>
              </table:table-cell>
            </table:table-row>
            <table:table-row>
              <table:table-cell office:value-type="string">
                <text:p>LWEA+Aggregation</text:p>
                <draw:g>
                  <svg:desc>Rene.A39:Rene.A39</svg:desc>
                </draw:g>
              </table:table-cell>
              <table:table-cell office:value-type="float" office:value="NaN">
                <text:p>NaN</text:p>
                <draw:g>
                  <svg:desc>Rene.B39:Rene.G39</svg:desc>
                </draw:g>
              </table:table-cell>
              <table:table-cell office:value-type="float" office:value="0.085068">
                <text:p>0.08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068">
                <text:p>0.085068</text:p>
              </table:table-cell>
            </table:table-row>
            <table:table-row>
              <table:table-cell office:value-type="string">
                <text:p>LWEA+CSPA</text:p>
                <draw:g>
                  <svg:desc>Rene.A40:Rene.A40</svg:desc>
                </draw:g>
              </table:table-cell>
              <table:table-cell office:value-type="float" office:value="0.086911">
                <text:p>0.086911</text:p>
                <draw:g>
                  <svg:desc>Rene.B40:Rene.G40</svg:desc>
                </draw:g>
              </table:table-cell>
              <table:table-cell office:value-type="float" office:value="0.151376">
                <text:p>0.151376</text:p>
              </table:table-cell>
              <table:table-cell office:value-type="float" office:value="0.145086">
                <text:p>0.145086</text:p>
              </table:table-cell>
              <table:table-cell office:value-type="float" office:value="0.155307">
                <text:p>0.155307</text:p>
              </table:table-cell>
              <table:table-cell office:value-type="float" office:value="0.152244">
                <text:p>0.152244</text:p>
              </table:table-cell>
              <table:table-cell office:value-type="float" office:value="0.1381848">
                <text:p>0.1381848</text:p>
              </table:table-cell>
            </table:table-row>
            <table:table-row>
              <table:table-cell office:value-type="string">
                <text:p>MCLA</text:p>
                <draw:g>
                  <svg:desc>Rene.A41:Rene.A41</svg:desc>
                </draw:g>
              </table:table-cell>
              <table:table-cell office:value-type="float" office:value="0.112631">
                <text:p>0.112631</text:p>
                <draw:g>
                  <svg:desc>Rene.B41:Rene.G41</svg:desc>
                </draw:g>
              </table:table-cell>
              <table:table-cell office:value-type="float" office:value="0.2102">
                <text:p>0.2102</text:p>
              </table:table-cell>
              <table:table-cell office:value-type="float" office:value="0.214382">
                <text:p>0.214382</text:p>
              </table:table-cell>
              <table:table-cell office:value-type="float" office:value="0.178965">
                <text:p>0.178965</text:p>
              </table:table-cell>
              <table:table-cell office:value-type="float" office:value="0.21704">
                <text:p>0.21704</text:p>
              </table:table-cell>
              <table:table-cell office:value-type="float" office:value="0.1866436">
                <text:p>0.1866436</text:p>
              </table:table-cell>
            </table:table-row>
            <table:table-row>
              <table:table-cell office:value-type="string">
                <text:p>Média ensemble</text:p>
                <draw:g>
                  <svg:desc>Rene.A42:Rene.A42</svg:desc>
                </draw:g>
              </table:table-cell>
              <table:table-cell office:value-type="float" office:value="0.127458">
                <text:p>0.127458</text:p>
                <draw:g>
                  <svg:desc>Rene.B42:Rene.G42</svg:desc>
                </draw:g>
              </table:table-cell>
              <table:table-cell office:value-type="float" office:value="0.119576">
                <text:p>0.119576</text:p>
              </table:table-cell>
              <table:table-cell office:value-type="float" office:value="0.173998">
                <text:p>0.173998</text:p>
              </table:table-cell>
              <table:table-cell office:value-type="float" office:value="0.137425">
                <text:p>0.137425</text:p>
              </table:table-cell>
              <table:table-cell office:value-type="float" office:value="0.135276">
                <text:p>0.135276</text:p>
              </table:table-cell>
              <table:table-cell office:value-type="float" office:value="0.1387466">
                <text:p>0.1387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